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>
      <style:paragraph-properties fo:margin-left="0.5in" fo:margin-right="0in" fo:text-indent="0in" style:auto-text-indent="false"/>
    </style:style>
    <style:style style:name="P3" style:family="paragraph" style:parent-style-name="Title" style:master-page-name="Standard">
      <style:paragraph-properties style:page-number="1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55y4kwem7gos"/>Levantamento de requisitos Loja STrem</text:p>
      <text:p text:style-name="Standard"/>
      <text:p text:style-name="Standard"/>
      <text:list xml:id="list1644247428" text:style-name="WWNum1">
        <text:list-item>
          <text:p text:style-name="P1">O sistema será uma loja virtual para jogos.</text:p>
        </text:list-item>
        <text:list-item>
          <text:p text:style-name="P1">Haverá administradores para controlar os conteúdos do site.</text:p>
        </text:list-item>
        <text:list-item>
          <text:p text:style-name="P1">Um administrador poderá cadastrar outro administrador.</text:p>
        </text:list-item>
        <text:list-item>
          <text:p text:style-name="P1">Um administrador poderá restringir o acesso de certos usuários.</text:p>
        </text:list-item>
        <text:list-item>
          <text:p text:style-name="P1">Os administradores poderão cadastrar jogos a serem vendidos ou disponibilizados gratuitamente. </text:p>
        </text:list-item>
        <text:list-item>
          <text:p text:style-name="P1">Administrador poderá cadastrar desenvolvedores.</text:p>
        </text:list-item>
        <text:list-item>
          <text:p text:style-name="P1">Administrador poderá cadastrar categorias.</text:p>
        </text:list-item>
        <text:list-item>
          <text:p text:style-name="P1">Administrador poderá cadastrar editoras.</text:p>
        </text:list-item>
        <text:list-item>
          <text:p text:style-name="P1">Os Administradores poderão adicionar informações sobre os jogos, como nome, descrição, desenvolvedor, editora, categorias e outros detalhes técnicos.</text:p>
        </text:list-item>
        <text:list-item>
          <text:p text:style-name="P1">Os administradores poderão editar o cadastro dos jogos.</text:p>
        </text:list-item>
        <text:list-item>
          <text:p text:style-name="P1">Os administradores poderão remover o cadastro dos jogos.</text:p>
        </text:list-item>
        <text:list-item>
          <text:p text:style-name="P1">Qualquer pessoa pode cadastrar um usuário.</text:p>
        </text:list-item>
        <text:list-item>
          <text:p text:style-name="P1">No cadastro será pedido um nome, nick de usuário (único), email e senha.</text:p>
        </text:list-item>
        <text:list-item>
          <text:p text:style-name="P1">O cadastro de usuário requer uma confirmação de email.</text:p>
        </text:list-item>
        <text:list-item>
          <text:p text:style-name="P1">O usuário poderá acessar a plataforma com nick de usuário e senha.</text:p>
        </text:list-item>
        <text:list-item>
          <text:p text:style-name="P1">O usuário poderá alterar sua senha caso a esqueça.</text:p>
        </text:list-item>
        <text:list-item>
          <text:p text:style-name="P1">O usuário poderá alterar suas informações pessoais e senha (exceto nick e email).</text:p>
        </text:list-item>
        <text:list-item>
          <text:p text:style-name="P1">O usuário poderá efetuar compras de jogos disponíveis na plataforma.</text:p>
        </text:list-item>
        <text:list-item>
          <text:p text:style-name="P1">O usuário poderá efetuar buscas por jogos por nome.</text:p>
        </text:list-item>
        <text:list-item>
          <text:p text:style-name="P1">Os usuários poderão navegar pelas categorias de jogos.</text:p>
        </text:list-item>
        <text:list-item>
          <text:p text:style-name="P1">Um navegador poderá navegar nos jogos desenvolvidos por uma específica desenvolvedora.</text:p>
        </text:list-item>
        <text:list-item>
          <text:p text:style-name="P1">Um navegador poderá navegar nos jogos publicados por uma determinada editora.</text:p>
        </text:list-item>
        <text:list-item>
          <text:p text:style-name="P1"><text:soft-page-break/>Os jogos comprados vão para um carrinho de compras.</text:p>
        </text:list-item>
        <text:list-item>
          <text:p text:style-name="P1">No carrinho de compras o usuário irá completar o pagamento.</text:p>
        </text:list-item>
        <text:list-item>
          <text:p text:style-name="P1">As compras confirmadas serão adicionadas à biblioteca de cada usuário.</text:p>
        </text:list-item>
        <text:list-item>
          <text:p text:style-name="P1">Na biblioteca o usuário poderá """ iniciar""" os jogos comprados.</text:p>
        </text:list-item>
        <text:list-item>
          <text:p text:style-name="P1">Os jogos terão imagens de exemplo.</text:p>
        </text:list-item>
        <text:list-item>
          <text:p text:style-name="P1">O menu principal deverá mostrar jogos em destaque e promoções.</text:p>
        </text:list-item>
        <text:list-item>
          <text:p text:style-name="P1">O menu principal terá uma opção de entrada como usuário ou cadastrar.</text:p>
        </text:list-item>
        <text:list-item>
          <text:p text:style-name="P1">Haverá uma tela onde é mostrada a biblioteca de jogos do usuário logado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1" meta:word-count="314" meta:character-count="1953" meta:non-whitespace-character-count="1699"/>
    <meta:generator>LibreOfficeDev/6.0.5.2$Linux_X86_64 LibreOffice_project/</meta:generator>
  </office:meta>
</office:document-meta>
</file>